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f3e" officeooo:paragraph-rsid="0018df3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1st</text:span> of <text:span text:style-name="T4">August</text:span> 202<text:span text:style-name="T3">1</text:span> under the <text:span text:style-name="T4">60th</text:span> PA Meeting.</text:p>
      <text:p text:style-name="P1"/>
      <text:p text:style-name="P1">The Assembly, recognising the current situation,</text:p>
      <text:p text:style-name="P1"/>
      <text:p text:style-name="P4">Constitutes the need to speak out the recommendation to make all major stations connect to the PA, since this is currently a UN guideline relating to the PA it is expected to be removed there soon and should be copied back to the PA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60-2: To speak out the recommendation to make all major stations connect to the PA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31T17:15:24.276479167</dc:date>
    <meta:editing-duration>PT1M57S</meta:editing-duration>
    <meta:editing-cycles>5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7" meta:word-count="86" meta:character-count="488" meta:non-whitespace-character-count="409"/>
  </office:meta>
</office:document-meta>
</file>